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44e" officeooo:paragraph-rsid="001b644e"/>
    </style:style>
    <style:style style:name="P2" style:family="paragraph" style:parent-style-name="Standard">
      <style:text-properties officeooo:rsid="001cb679" officeooo:paragraph-rsid="001cb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CGCGCTTCGAAACGATTTA</text:p>
      <text:p text:style-name="P1"/>
      <text:p text:style-name="P1">CGGTAGGGTTACCCAACCATTACATA</text:p>
      <text:p text:style-name="P1"/>
      <text:p text:style-name="P1"/>
      <text:p text:style-name="P1">Longest Common Subsequence (LCS)</text:p>
      <text:p text:style-name="P1">subsecuencia =/= subconjunto</text:p>
      <text:p text:style-name="P1"/>
      <text:p text:style-name="P1">1,4,5,6,7,8</text:p>
      <text:p text:style-name="P1"/>
      <text:p text:style-name="P1">4,5,7</text:p>
      <text:p text:style-name="P1"/>
      <text:p text:style-name="P1"/>
      <text:p text:style-name="P2">GXTXAYB</text:p>
      <text:p text:style-name="P2">AGGTAB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5:38:38.226121150</meta:creation-date>
    <dc:date>2025-05-14T17:01:58.537640353</dc:date>
    <meta:editing-duration>PT1H28S</meta:editing-duration>
    <meta:editing-cycles>1</meta:editing-cycles>
    <meta:document-statistic meta:table-count="0" meta:image-count="0" meta:object-count="0" meta:page-count="1" meta:paragraph-count="8" meta:word-count="13" meta:character-count="136" meta:non-whitespace-character-count="131"/>
    <meta:generator>LibreOffice/24.2.7.2$Linux_X86_64 LibreOffice_project/420$Build-2</meta:generator>
  </office:meta>
</office:document-meta>
</file>